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99ffff" gnm:background-colour="#99ff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9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5pt" fo:color="#000000" fo:font-family="Sans"/>
    </style:style>
    <style:style style:name="ACE-4" style:family="table-cell" style:data-style-name="General">
      <style:table-cell-properties fo:background-color="#00cc00" gnm:background-colour="#00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9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5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9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5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5pt" fo:color="#000000" fo:font-family="Sans"/>
    </style:style>
    <style:style style:name="ACE-8" style:family="table-cell" style:data-style-name="General">
      <style:table-cell-properties fo:background-color="#99ffff" gnm:background-colour="#99ffff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99ffff" gnm:background-colour="#99ffff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00cc00" gnm:background-colour="#00cc0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00cc00" gnm:background-colour="#00cc00" gnm:pattern-colour="#000000" gnm:pattern="1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99ffff" gnm:background-colour="#99ffff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99ffff" gnm:background-colour="#99ffff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00cc00" gnm:background-colour="#00cc00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#00cc00" gnm:background-colour="#00cc00" gnm:pattern-colour="#000000" gnm:pattern="1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7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9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5pt" fo:color="#000000" fo:font-family="Sans"/>
    </style:style>
    <style:style style:name="ACE-18" style:family="table-cell" style:data-style-name="General">
      <style:table-cell-properties fo:background-color="#ffcc00" gnm:background-colour="#ffcc0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ffcc00" gnm:background-colour="#ffcc00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5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9" style:family="table-cell" style:data-style-name="General">
      <style:table-cell-properties fo:background-color="#ffcc00" gnm:background-colour="#ffcc00" gnm:pattern-colour="#000000" gnm:pattern="1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#ffcc00" gnm:background-colour="#ffcc00" gnm:pattern-colour="#000000" gnm:pattern="1" fo:border-top="0.035cm solid #000000" fo:border-bottom="0.000cm none #c7c7c7" fo:border-left="0.000cm none #c7c7c7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5.496062992125985pt" style:use-optimal-column-width="true"/>
    </style:style>
    <style:style style:name="ACOL-2" style:family="table-column"/>
    <style:style style:name="AROW-1" style:family="table-row">
      <style:table-row-properties style:row-height="18.538582677165355pt" style:use-optimal-row-height="true"/>
    </style:style>
    <style:style style:name="AROW-2" style:family="table-row">
      <style:table-row-properties style:row-height="35.943307086614176pt" style:use-optimal-row-height="false"/>
    </style:style>
    <style:style style:name="AROW-3" style:family="table-row">
      <style:table-row-properties style:row-height="31.436220472440947pt" style:use-optimal-row-height="false"/>
    </style:style>
    <style:style style:name="AROW-4" style:family="table-row">
      <style:table-row-properties style:row-height="23.95275590551181pt" style:use-optimal-row-height="false"/>
    </style:style>
    <style:style style:name="AROW-5" style:family="table-row">
      <style:table-row-properties style:row-height="60.68976377952755pt" style:use-optimal-row-height="false"/>
    </style:style>
    <style:style style:name="AROW-6" style:family="table-row">
      <style:table-row-properties style:row-height="23.95275590551181pt" style:use-optimal-row-height="true"/>
    </style:style>
    <style:style style:name="AROW-7" style:family="table-row">
      <style:table-row-properties style:row-height="41.18740157480315pt" style:use-optimal-row-height="false"/>
    </style:style>
    <style:style style:name="AROW-8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Exercice Bilan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0" table:number-columns-repeated="5"/>
        <table:table-column table:default-cell-style-name="ACE-1" table:style-name="ACOL-0"/>
        <table:table-column table:default-cell-style-name="ACE-1" table:style-name="ACOL-0" table:number-columns-repeated="7"/>
        <table:table-column table:default-cell-style-name="ACE-1" table:style-name="ACOL-0" table:number-columns-repeated="1010"/>
        <table:table-row table:style-name="AROW-0">
          <table:table-cell table:number-columns-spanned="3" table:style-name="ACE-0" office:value-type="string">
            <text:p>Bilan de M MARTY</text:p>
          </table:table-cell>
          <table:covered-table-cell table:number-columns-repeated="2"/>
          <table:table-cell table:number-columns-repeated="5" table:style-name="ACE-1"/>
          <table:table-cell table:style-name="ACE-1" office:value-type="string">
            <text:p>Correction</text:p>
          </table:table-cell>
          <table:table-cell table:number-columns-repeated="1015" table:style-name="ACE-1"/>
        </table:table-row>
        <table:table-row table:style-name="AROW-0">
          <table:table-cell table:number-columns-repeated="9" table:style-name="ACE-1"/>
          <table:table-cell table:style-name="ACE-1" office:value-type="string">
            <text:p>Remarque : le droit au bail ne fait pas partie du fonds de commerce</text:p>
          </table:table-cell>
          <table:table-cell table:number-columns-repeated="1014" table:style-name="ACE-1"/>
        </table:table-row>
        <table:table-row table:style-name="AROW-0">
          <table:table-cell table:number-columns-repeated="14" table:style-name="ACE-2"/>
          <table:table-cell table:number-columns-repeated="1010" table:style-name="ACE-1"/>
        </table:table-row>
        <table:table-row table:style-name="AROW-1">
          <table:table-cell table:style-name="ACE-2"/>
          <table:table-cell table:style-name="ACE-7" office:value-type="string">
            <text:p>Actif</text:p>
          </table:table-cell>
          <table:table-cell table:style-name="ACE-7" office:value-type="string">
            <text:p>Valeur</text:p>
          </table:table-cell>
          <table:table-cell table:style-name="ACE-7" office:value-type="string">
            <text:p>Passif</text:p>
          </table:table-cell>
          <table:table-cell table:style-name="ACE-7" office:value-type="string">
            <text:p>Valeur</text:p>
          </table:table-cell>
          <table:table-cell table:number-columns-repeated="4" table:style-name="ACE-2"/>
          <table:table-cell table:style-name="ACE-7" office:value-type="string">
            <text:p>Actif</text:p>
          </table:table-cell>
          <table:table-cell table:style-name="ACE-7" office:value-type="string">
            <text:p>Valeur</text:p>
          </table:table-cell>
          <table:table-cell table:style-name="ACE-7" office:value-type="string">
            <text:p>Passif</text:p>
          </table:table-cell>
          <table:table-cell table:style-name="ACE-7" office:value-type="string">
            <text:p>Valeur</text:p>
          </table:table-cell>
          <table:table-cell table:style-name="ACE-2"/>
          <table:table-cell table:number-columns-repeated="1010" table:style-name="ACE-1"/>
        </table:table-row>
        <table:table-row table:style-name="AROW-2">
          <table:table-cell table:number-rows-spanned="4" table:style-name="ACE-3" office:value-type="string">
            <text:p>Actif immobilisé</text:p>
          </table:table-cell>
          <table:table-cell table:style-name="ACE-8" office:value-type="string">
            <text:p>Clièntèle et achalandage</text:p>
          </table:table-cell>
          <table:table-cell table:style-name="ACE-13" office:value-type="float" office:value="56000">
            <text:p>56000</text:p>
          </table:table-cell>
          <table:table-cell table:style-name="ACE-18" office:value-type="string">
            <text:p>Capital</text:p>
          </table:table-cell>
          <table:table-cell table:style-name="ACE-23" office:value-type="float" office:value="144000">
            <text:p>144000</text:p>
          </table:table-cell>
          <table:table-cell table:number-rows-spanned="3" table:style-name="ACE-17" office:value-type="string">
            <text:p>Capitaux propres</text:p>
          </table:table-cell>
          <table:table-cell table:style-name="ACE-2"/>
          <table:table-cell table:number-rows-spanned="2" table:style-name="ACE-28" office:value-type="string">
            <text:p>Immobilisation incorporel</text:p>
          </table:table-cell>
          <table:table-cell table:number-rows-spanned="4" table:style-name="ACE-3" office:value-type="string">
            <text:p>Actif immobilisé</text:p>
          </table:table-cell>
          <table:table-cell table:style-name="ACE-8" office:value-type="string">
            <text:p>Droit au bail</text:p>
          </table:table-cell>
          <table:table-cell table:style-name="ACE-13" office:value-type="float" office:value="16000">
            <text:p>16000</text:p>
          </table:table-cell>
          <table:table-cell table:number-rows-spanned="3" table:style-name="ACE-29" office:value-type="string">
            <text:p>Capital (apport)</text:p>
          </table:table-cell>
          <table:table-cell table:number-rows-spanned="3" table:style-name="ACE-31" office:value-type="float" office:value="162000">
            <text:p>162000</text:p>
          </table:table-cell>
          <table:table-cell table:number-rows-spanned="3" table:style-name="ACE-17" office:value-type="string">
            <text:p>Capitaux propres</text:p>
          </table:table-cell>
          <table:table-cell table:number-columns-repeated="1010" table:style-name="ACE-1"/>
        </table:table-row>
        <table:table-row table:style-name="AROW-3">
          <table:covered-table-cell/>
          <table:table-cell table:style-name="ACE-9" office:value-type="string">
            <text:p>Droit au bail</text:p>
          </table:table-cell>
          <table:table-cell table:style-name="ACE-14" office:value-type="float" office:value="16000">
            <text:p>16000</text:p>
          </table:table-cell>
          <table:table-cell table:style-name="ACE-19"/>
          <table:table-cell table:style-name="ACE-24"/>
          <table:covered-table-cell/>
          <table:table-cell table:style-name="ACE-2"/>
          <table:covered-table-cell table:number-columns-repeated="2"/>
          <table:table-cell table:style-name="ACE-9" office:value-type="string">
            <text:p>Clièntèle et achalandage</text:p>
          </table:table-cell>
          <table:table-cell table:style-name="ACE-14" office:value-type="float" office:value="56000">
            <text:p>56000</text:p>
          </table:table-cell>
          <table:covered-table-cell table:number-columns-repeated="3"/>
          <table:table-cell table:number-columns-repeated="1010" table:style-name="ACE-1"/>
        </table:table-row>
        <table:table-row table:style-name="AROW-4">
          <table:covered-table-cell/>
          <table:table-cell table:style-name="ACE-9" office:value-type="string">
            <text:p>Mobilier</text:p>
          </table:table-cell>
          <table:table-cell table:style-name="ACE-14" office:value-type="float" office:value="17600">
            <text:p>17600</text:p>
          </table:table-cell>
          <table:table-cell table:style-name="ACE-19"/>
          <table:table-cell table:style-name="ACE-24"/>
          <table:covered-table-cell/>
          <table:table-cell table:style-name="ACE-2"/>
          <table:table-cell table:number-rows-spanned="2" table:style-name="ACE-28" office:value-type="string">
            <text:p>Immobilisation corporel</text:p>
          </table:table-cell>
          <table:covered-table-cell/>
          <table:table-cell table:style-name="ACE-9" office:value-type="string">
            <text:p>Matériel industriel</text:p>
          </table:table-cell>
          <table:table-cell table:style-name="ACE-14" office:value-type="float" office:value="47200">
            <text:p>47200</text:p>
          </table:table-cell>
          <table:covered-table-cell table:number-columns-repeated="3"/>
          <table:table-cell table:number-columns-repeated="1010" table:style-name="ACE-1"/>
        </table:table-row>
        <table:table-row table:style-name="AROW-5">
          <table:covered-table-cell/>
          <table:table-cell table:style-name="ACE-9" office:value-type="string">
            <text:p>Matériel industriel</text:p>
          </table:table-cell>
          <table:table-cell table:style-name="ACE-14" office:value-type="float" office:value="47200">
            <text:p>47200</text:p>
          </table:table-cell>
          <table:table-cell table:style-name="ACE-20" office:value-type="string">
            <text:p>Dette financière</text:p>
          </table:table-cell>
          <table:table-cell table:style-name="ACE-25" office:value-type="float" office:value="48000">
            <text:p>48000</text:p>
          </table:table-cell>
          <table:table-cell table:number-rows-spanned="2" table:style-name="ACE-6" office:value-type="string">
            <text:p>Dette</text:p>
          </table:table-cell>
          <table:table-cell table:style-name="ACE-2"/>
          <table:covered-table-cell table:number-columns-repeated="2"/>
          <table:table-cell table:style-name="ACE-9" office:value-type="string">
            <text:p>Mobilier</text:p>
          </table:table-cell>
          <table:table-cell table:style-name="ACE-14" office:value-type="float" office:value="17600">
            <text:p>17600</text:p>
          </table:table-cell>
          <table:table-cell table:style-name="ACE-20" office:value-type="string">
            <text:p>Dette financière (emprunts bancaires)</text:p>
          </table:table-cell>
          <table:table-cell table:style-name="ACE-25" office:value-type="float" office:value="48000">
            <text:p>48000</text:p>
          </table:table-cell>
          <table:table-cell table:number-rows-spanned="2" table:style-name="ACE-6" office:value-type="string">
            <text:p>Dette</text:p>
          </table:table-cell>
          <table:table-cell table:number-columns-repeated="1010" table:style-name="ACE-1"/>
        </table:table-row>
        <table:table-row table:style-name="AROW-6">
          <table:table-cell table:number-rows-spanned="4" table:style-name="ACE-4" office:value-type="string">
            <text:p>Actif circulant</text:p>
          </table:table-cell>
          <table:table-cell table:style-name="ACE-10" office:value-type="string">
            <text:p>Marchandise</text:p>
          </table:table-cell>
          <table:table-cell table:style-name="ACE-15" office:value-type="float" office:value="54000">
            <text:p>54000</text:p>
          </table:table-cell>
          <table:table-cell table:style-name="ACE-20" office:value-type="string">
            <text:p>Dette fournisseur</text:p>
          </table:table-cell>
          <table:table-cell table:style-name="ACE-25" office:value-type="float" office:value="56000">
            <text:p>56000</text:p>
          </table:table-cell>
          <table:covered-table-cell/>
          <table:table-cell table:number-columns-repeated="2" table:style-name="ACE-2"/>
          <table:table-cell table:number-rows-spanned="4" table:style-name="ACE-4" office:value-type="string">
            <text:p>Actif circulant</text:p>
          </table:table-cell>
          <table:table-cell table:style-name="ACE-10" office:value-type="string">
            <text:p>Marchandise</text:p>
          </table:table-cell>
          <table:table-cell table:style-name="ACE-15" office:value-type="float" office:value="54000">
            <text:p>54000</text:p>
          </table:table-cell>
          <table:table-cell table:style-name="ACE-20" office:value-type="string">
            <text:p>Dette fournisseur</text:p>
          </table:table-cell>
          <table:table-cell table:style-name="ACE-25" office:value-type="float" office:value="56000">
            <text:p>56000</text:p>
          </table:table-cell>
          <table:covered-table-cell/>
          <table:table-cell table:number-columns-repeated="1010" table:style-name="ACE-1"/>
        </table:table-row>
        <table:table-row table:style-name="AROW-7">
          <table:covered-table-cell/>
          <table:table-cell table:style-name="ACE-10" office:value-type="string">
            <text:p>Créances client</text:p>
          </table:table-cell>
          <table:table-cell table:style-name="ACE-15" office:value-type="float" office:value="57200">
            <text:p>57200</text:p>
          </table:table-cell>
          <table:table-cell table:style-name="ACE-21" office:value-type="string">
            <text:p>total sans resultat</text:p>
          </table:table-cell>
          <table:table-cell table:style-name="ACE-26" table:formula="of:=SUM([.E5:.E9])" office:value-type="float" office:value="248000">
            <text:p>248000</text:p>
          </table:table-cell>
          <table:table-cell table:number-columns-repeated="3" table:style-name="ACE-2"/>
          <table:covered-table-cell/>
          <table:table-cell table:style-name="ACE-10" office:value-type="string">
            <text:p>Créances client</text:p>
          </table:table-cell>
          <table:table-cell table:style-name="ACE-15" office:value-type="float" office:value="57200">
            <text:p>57200</text:p>
          </table:table-cell>
          <table:table-cell table:number-rows-spanned="2" table:style-name="ACE-30" office:value-type="string">
            <text:p>total sans resultat</text:p>
          </table:table-cell>
          <table:table-cell table:style-name="ACE-26" table:formula="of:=SUM([.M5:.M9])" office:value-type="float" office:value="266000">
            <text:p>266000</text:p>
          </table:table-cell>
          <table:table-cell table:style-name="ACE-2"/>
          <table:table-cell table:number-columns-repeated="1010" table:style-name="ACE-1"/>
        </table:table-row>
        <table:table-row table:style-name="AROW-7">
          <table:covered-table-cell/>
          <table:table-cell table:style-name="ACE-10" office:value-type="string">
            <text:p>Banque</text:p>
          </table:table-cell>
          <table:table-cell table:style-name="ACE-15" office:value-type="float" office:value="16000">
            <text:p>16000</text:p>
          </table:table-cell>
          <table:table-cell table:style-name="ACE-21"/>
          <table:table-cell table:style-name="ACE-26"/>
          <table:table-cell table:number-columns-repeated="2" table:style-name="ACE-2"/>
          <table:table-cell table:number-rows-spanned="2" table:style-name="ACE-28" office:value-type="string">
            <text:p>Disponibilités</text:p>
          </table:table-cell>
          <table:covered-table-cell/>
          <table:table-cell table:style-name="ACE-10" office:value-type="string">
            <text:p>Banque</text:p>
          </table:table-cell>
          <table:table-cell table:style-name="ACE-15" office:value-type="float" office:value="16000">
            <text:p>16000</text:p>
          </table:table-cell>
          <table:covered-table-cell/>
          <table:table-cell table:style-name="ACE-26"/>
          <table:table-cell table:style-name="ACE-2"/>
          <table:table-cell table:number-columns-repeated="1010" table:style-name="ACE-1"/>
        </table:table-row>
        <table:table-row table:style-name="AROW-5">
          <table:covered-table-cell/>
          <table:table-cell table:style-name="ACE-11" office:value-type="string">
            <text:p>Caisse</text:p>
          </table:table-cell>
          <table:table-cell table:style-name="ACE-16" office:value-type="float" office:value="2000">
            <text:p>2000</text:p>
          </table:table-cell>
          <table:table-cell table:style-name="ACE-22" office:value-type="string">
            <text:p>Résultat</text:p>
          </table:table-cell>
          <table:table-cell table:style-name="ACE-27" table:formula="of:=[.B13]-[.E10]" office:value-type="float" office:value="18000">
            <text:p>18000</text:p>
          </table:table-cell>
          <table:table-cell table:number-columns-repeated="2" table:style-name="ACE-2"/>
          <table:covered-table-cell table:number-columns-repeated="2"/>
          <table:table-cell table:style-name="ACE-11" office:value-type="string">
            <text:p>Caisse</text:p>
          </table:table-cell>
          <table:table-cell table:style-name="ACE-16" office:value-type="float" office:value="2000">
            <text:p>2000</text:p>
          </table:table-cell>
          <table:table-cell table:style-name="ACE-22" office:value-type="string">
            <text:p>Résultat</text:p>
          </table:table-cell>
          <table:table-cell table:style-name="ACE-27" table:formula="of:=[.J13]-[.M10]" office:value-type="float" office:value="0">
            <text:p>0</text:p>
          </table:table-cell>
          <table:table-cell table:style-name="ACE-2" office:value-type="string">
            <text:p>Le résutat se met tout en haut</text:p>
          </table:table-cell>
          <table:table-cell table:number-columns-repeated="1010" table:style-name="ACE-1"/>
        </table:table-row>
        <table:table-row table:style-name="AROW-0">
          <table:table-cell table:style-name="ACE-5" office:value-type="string">
            <text:p>Totaux</text:p>
          </table:table-cell>
          <table:table-cell table:number-columns-spanned="2" table:style-name="ACE-12" table:formula="of:=SUM([.C5:.C12])" office:value-type="float" office:value="266000">
            <text:p>266000</text:p>
          </table:table-cell>
          <table:covered-table-cell/>
          <table:table-cell table:number-columns-spanned="2" table:style-name="ACE-12" table:formula="of:=SUM([.E10:.E12])" office:value-type="float" office:value="266000">
            <text:p>266000</text:p>
          </table:table-cell>
          <table:covered-table-cell/>
          <table:table-cell table:number-columns-repeated="2" table:style-name="ACE-2"/>
          <table:table-cell table:style-name="ACE-5"/>
          <table:table-cell table:style-name="ACE-5" office:value-type="string">
            <text:p>Totaux</text:p>
          </table:table-cell>
          <table:table-cell table:number-columns-spanned="2" table:style-name="ACE-12" table:formula="of:=SUM([.K5:.K12])" office:value-type="float" office:value="266000">
            <text:p>266000</text:p>
          </table:table-cell>
          <table:covered-table-cell/>
          <table:table-cell table:number-columns-spanned="2" table:style-name="ACE-12" table:formula="of:=SUM([.M10:.M12])" office:value-type="float" office:value="266000">
            <text:p>266000</text:p>
          </table:table-cell>
          <table:covered-table-cell/>
          <table:table-cell table:style-name="ACE-2"/>
          <table:table-cell table:number-columns-repeated="1010" table:style-name="ACE-1"/>
        </table:table-row>
        <table:table-row table:style-name="AROW-0">
          <table:table-cell table:number-columns-repeated="6" table:style-name="ACE-2"/>
          <table:table-cell table:number-columns-repeated="1018" table:style-name="ACE-1"/>
        </table:table-row>
        <table:table-row table:style-name="AROW-0" table:number-rows-repeated="1048562">
          <table:table-cell table:number-columns-repeated="1024"/>
        </table:table-row>
        <table:named-expressions>
          <table:named-expression table:name="Print_Area" table:expression="of:=#REF!" table:base-cell-address="$'Exercice Bilan'.$A$1"/>
          <table:named-expression table:name="Sheet_Title" table:expression="of:=&quot;Exercice Bilan&quot;" table:base-cell-address="$'Exercice Bilan'.$A$1"/>
        </table:named-expressions>
        <gnm:selections gnm:cursor-col="13" gnm:cursor-row="12">
          <gnm:selection gnm:start-col="13" gnm:start-row="12" gnm:end-col="13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Exercice Bila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12-01T13:27:07Z</dc:date>
    <meta:creation-date>2017-12-01T13:27:52Z</meta:creation-date>
    <meta:editing-cycles>2</meta:editing-cycles>
    <meta:editing-duration>PT8M6S</meta:editing-duration>
    <meta:generator>gnumeric/1.12.32</meta:generator>
  </office:meta>
</office:document-meta>
</file>